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368cm"/>
    </style:style>
    <style:style style:name="gr2" style:family="graphic" style:parent-style-name="standard">
      <style:graphic-properties draw:stroke="none" draw:fill="none" fo:min-height="1.108cm"/>
    </style:style>
    <style:style style:name="gr3" style:family="graphic" style:parent-style-name="standard">
      <style:graphic-properties draw:stroke="none" draw:fill="none" fo:min-height="0.965cm"/>
    </style:style>
    <style:style style:name="gr4" style:family="graphic" style:parent-style-name="standard">
      <style:graphic-properties draw:stroke="none" draw:fill="none" fo:min-height="1.126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4" style:family="paragraph">
      <loext:graphic-properties draw:fill="none" draw:fill-color="#ffffff"/>
    </style:style>
    <style:style style:name="T1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6a966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777cm" svg:height="2.618cm" svg:x="7.374cm" svg:y="15.672cm">
          <draw:text-box>
            <text:p text:style-name="P1"><text:span text:style-name="T1">(</text:span></text:p>
          </draw:text-box>
        </draw:frame>
        <draw:frame draw:style-name="gr1" draw:text-style-name="P2" draw:layer="layout" svg:width="0.777cm" svg:height="2.618cm" svg:x="13.655cm" svg:y="15.69cm">
          <draw:text-box>
            <text:p text:style-name="P1"><text:span text:style-name="T1">)</text:span></text:p>
          </draw:text-box>
        </draw:frame>
        <draw:frame draw:style-name="gr2" draw:text-style-name="P3" draw:layer="layout" svg:width="1.561cm" svg:height="1.358cm" svg:x="8.044cm" svg:y="16.404cm">
          <draw:text-box>
            <text:p text:style-name="P1"><text:span text:style-name="T2">wh</text:span><text:span text:style-name="T3">11</text:span></text:p>
            <text:p text:style-name="P1"><text:span text:style-name="T4">wh</text:span><text:span text:style-name="T3">21</text:span></text:p>
          </draw:text-box>
        </draw:frame>
        <draw:frame draw:style-name="gr3" draw:text-style-name="P3" draw:layer="layout" svg:width="1.344cm" svg:height="1.215cm" svg:x="9.448cm" svg:y="16.404cm">
          <draw:text-box>
            <text:p text:style-name="P1"><text:span text:style-name="T2">wh</text:span><text:span text:style-name="T3">12</text:span></text:p>
            <text:p text:style-name="P1"><text:span text:style-name="T4">wh</text:span><text:span text:style-name="T3">22</text:span></text:p>
          </draw:text-box>
        </draw:frame>
        <draw:frame draw:style-name="gr4" draw:text-style-name="P3" draw:layer="layout" svg:width="1.267cm" svg:height="1.376cm" svg:x="10.635cm" svg:y="16.404cm">
          <draw:text-box>
            <text:p text:style-name="P1"><text:span text:style-name="T2">wh</text:span><text:span text:style-name="T3">13</text:span></text:p>
            <text:p text:style-name="P1"><text:span text:style-name="T4">wh</text:span><text:span text:style-name="T3">23</text:span></text:p>
          </draw:text-box>
        </draw:frame>
        <draw:frame draw:style-name="gr3" draw:text-style-name="P3" draw:layer="layout" svg:width="1.261cm" svg:height="1.215cm" svg:x="11.746cm" svg:y="16.404cm">
          <draw:text-box>
            <text:p text:style-name="P1"><text:span text:style-name="T2">wh</text:span><text:span text:style-name="T3">14</text:span></text:p>
            <text:p text:style-name="P1"><text:span text:style-name="T4">wh</text:span><text:span text:style-name="T3">24</text:span></text:p>
          </draw:text-box>
        </draw:frame>
        <draw:frame draw:style-name="gr5" draw:text-style-name="P4" draw:layer="layout" svg:width="2.348cm" svg:height="0.962cm" svg:x="5.15cm" svg:y="16.5cm">
          <draw:text-box>
            <text:p><text:span text:style-name="T5">who =</text:span> </text:p>
          </draw:text-box>
        </draw:frame>
        <draw:frame draw:style-name="gr3" draw:text-style-name="P3" draw:layer="layout" svg:width="1.261cm" svg:height="1.215cm" svg:x="12.851cm" svg:y="16.404cm">
          <draw:text-box>
            <text:p text:style-name="P1"><text:span text:style-name="T2">wh</text:span><text:span text:style-name="T3">15</text:span></text:p>
            <text:p text:style-name="P1"><text:span text:style-name="T4">wh</text:span><text:span text:style-name="T3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1-31T20:02:35.461548831</dc:date>
    <meta:editing-duration>PT33M35S</meta:editing-duration>
    <meta:editing-cycles>6</meta:editing-cycles>
    <meta:generator>LibreOffice/5.0.3.2$Linux_X86_64 LibreOffice_project/00m0$Build-2</meta:generator>
    <meta:document-statistic meta:object-count="8"/>
  </office:meta>
</office:document-meta>
</file>